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ffff" draw:textarea-horizontal-align="justify" draw:textarea-vertical-align="middle" draw:auto-grow-height="false" fo:min-height="1.147cm" fo:min-width="6.485cm"/>
    </style:style>
    <style:style style:name="gr2" style:family="graphic" style:parent-style-name="standard">
      <style:graphic-properties svg:stroke-color="#071136" draw:fill-color="#00b6bd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613cm" fo:min-width="1.913cm"/>
    </style:style>
    <style:style style:name="gr4" style:family="graphic" style:parent-style-name="standard">
      <style:graphic-properties draw:fill-color="#bce4e5" draw:textarea-horizontal-align="justify" draw:textarea-vertical-align="middle" draw:auto-grow-height="false" fo:min-height="0.385cm" fo:min-width="6.739cm"/>
    </style:style>
    <style:style style:name="gr5" style:family="graphic" style:parent-style-name="standard">
      <style:graphic-properties draw:fill="none" draw:textarea-vertical-align="middle" draw:auto-grow-height="false" fo:min-height="6.732cm" fo:min-width="0cm"/>
    </style:style>
    <style:style style:name="gr6" style:family="graphic" style:parent-style-name="standard">
      <style:graphic-properties svg:stroke-color="#071136" draw:fill-color="#fffbcc" draw:textarea-horizontal-align="justify" draw:textarea-vertical-align="middle" draw:auto-grow-height="false" fo:min-height="0.131cm" fo:min-width="0.516cm"/>
    </style:style>
    <style:style style:name="gr7" style:family="graphic" style:parent-style-name="objectwithoutfill">
      <style:graphic-properties svg:stroke-color="#ed1c24" draw:marker-end="Arrow" draw:marker-end-width="0.3cm" draw:fill="none" draw:fill-color="#fcd4d1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13cm" fo:min-width="0.77cm"/>
    </style:style>
    <style:style style:name="gr10" style:family="graphic" style:parent-style-name="standard">
      <style:graphic-properties draw:fill="none" draw:textarea-vertical-align="middle" draw:auto-grow-height="false" fo:min-height="3.053cm" fo:min-width="0cm"/>
    </style:style>
    <style:style style:name="gr11" style:family="graphic" style:parent-style-name="standard">
      <style:graphic-properties draw:fill="none" draw:textarea-vertical-align="middle" draw:auto-grow-height="false" fo:min-height="7.117cm" fo:min-width="0cm"/>
    </style:style>
    <style:style style:name="P1" style:family="paragraph">
      <loext:graphic-properties draw:fill-color="#f1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b6bd"/>
      <style:paragraph-properties fo:text-align="center"/>
    </style:style>
    <style:style style:name="P4" style:family="paragraph">
      <loext:graphic-properties draw:fill-color="#bce4e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style:font-name="Liberation Sans1" fo:font-size="10.5pt" style:font-size-asian="18pt" style:font-size-complex="18pt"/>
    </style:style>
    <style:style style:name="P7" style:family="paragraph">
      <loext:graphic-properties draw:fill-color="#fffbcc"/>
      <style:paragraph-properties fo:text-align="center"/>
      <style:text-properties style:font-name="Liberation Sans1" fo:font-size="10.5pt" style:font-size-asian="18pt" style:font-size-complex="18pt"/>
    </style:style>
    <style:style style:name="P8" style:family="paragraph">
      <loext:graphic-properties draw:fill="none" draw:fill-color="#fcd4d1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1.397cm" svg:x="5.699cm" svg:y="2.8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826cm" svg:y="3.059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6.996cm" svg:y="3.059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8.139cm" svg:y="3.059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269cm" svg:y="3.059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399cm" svg:y="3.059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529cm" svg:y="3.059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0.863cm" svg:x="6.391cm" svg:y="5.699cm">
          <text:p text:style-name="P2">X[:-3]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0.635cm" svg:x="5.572cm" svg:y="1.127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62cm" svg:height="7.366cm" draw:transform="rotate (-1.5707963267949) translate (12.932cm 1.724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1.016cm" svg:height="0.381cm" svg:x="6.978cm" svg:y="4.393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148cm" svg:y="4.393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291cm" svg:y="4.393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421cm" svg:y="4.393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1.551cm" svg:y="4.393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5.826cm" svg:y="4.429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5.826cm" svg:y="2.234cm">
          <text:p text:style-name="P6">-6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6.996cm" svg:y="2.234cm">
          <text:p text:style-name="P6">-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139cm" svg:y="2.234cm">
          <text:p text:style-name="P6">-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269cm" svg:y="2.234cm">
          <text:p text:style-name="P6">-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399cm" svg:y="2.234cm">
          <text:p text:style-name="P6">-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1.529cm" svg:y="2.234cm">
          <text:p text:style-name="P6">-1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826cm" svg:y1="4.787cm" svg:x2="12.684cm" svg:y2="4.787cm">
          <text:p/>
        </draw:line>
        <draw:line draw:style-name="gr7" draw:text-style-name="P8" draw:layer="layout" svg:x1="12.457cm" svg:y1="2.615cm" svg:x2="5.726cm" svg:y2="2.615cm">
          <text:p/>
        </draw:line>
        <draw:line draw:style-name="gr8" draw:text-style-name="P5" draw:layer="layout" svg:x1="19.677cm" svg:y1="8.138cm" svg:x2="19.669cm" svg:y2="5.699cm">
          <text:p/>
        </draw:line>
        <draw:custom-shape draw:style-name="gr9" draw:text-style-name="P2" draw:layer="layout" svg:width="1.27cm" svg:height="0.863cm" svg:x="19.034cm" svg:y="8.138cm">
          <text:p text:style-name="P2">x[-2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762cm" svg:height="3.302cm" draw:transform="rotate (1.5707963267949) translate (5.953cm 5.699cm)">
          <text:p/>
          <draw:enhanced-geometry svg:viewBox="0 0 21600 21600" draw:glue-points="21600 0 0 10800 21600 21600" draw:text-areas="13800 ?f9 21600 ?f10" draw:mirror-vertical="false" draw:mirror-horizontal="false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draw:layer="layout" svg:width="6.985cm" svg:height="1.397cm" svg:x="5.832cm" svg:y="9.2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5.959cm" svg:y="9.435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7.129cm" svg:y="9.43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8.272cm" svg:y="9.435cm">
          <text:p text:style-name="P2">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9.402cm" svg:y="9.435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0.532cm" svg:y="9.435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11.662cm" svg:y="9.435cm">
          <text:p text:style-name="P2">H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3cm" svg:height="0.863cm" svg:x="9.924cm" svg:y="12.075cm">
          <text:p text:style-name="P2">X[-1:-3]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39cm" svg:height="0.635cm" svg:x="5.705cm" svg:y="7.503cm">
          <text:p text:style-name="P2">String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7.366cm" draw:transform="rotate (-1.5707963267949) translate (13.065cm 8.1cm)">
          <text:p/>
          <draw:enhanced-geometry svg:viewBox="0 0 21600 21600" draw:glue-points="21600 0 0 10800 21600 21600" draw:text-areas="13800 ?f9 21600 ?f10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7" draw:layer="layout" svg:width="1.016cm" svg:height="0.381cm" svg:x="7.111cm" svg:y="10.76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281cm" svg:y="10.769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424cm" svg:y="10.769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554cm" svg:y="10.769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1.684cm" svg:y="10.769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5.959cm" svg:y="10.80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5.959cm" svg:y="8.61cm">
          <text:p text:style-name="P6">-6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7.129cm" svg:y="8.61cm">
          <text:p text:style-name="P6">-5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8.272cm" svg:y="8.61cm">
          <text:p text:style-name="P6">-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9.402cm" svg:y="8.61cm">
          <text:p text:style-name="P6">-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0.532cm" svg:y="8.61cm">
          <text:p text:style-name="P6">-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0.381cm" svg:x="11.662cm" svg:y="8.61cm">
          <text:p text:style-name="P6">-1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959cm" svg:y1="11.163cm" svg:x2="12.817cm" svg:y2="11.163cm">
          <text:p/>
        </draw:line>
        <draw:line draw:style-name="gr7" draw:text-style-name="P8" draw:layer="layout" svg:x1="12.59cm" svg:y1="8.991cm" svg:x2="5.859cm" svg:y2="8.991cm">
          <text:p/>
        </draw:line>
        <draw:custom-shape draw:style-name="gr10" draw:text-style-name="P5" draw:layer="layout" svg:width="0.762cm" svg:height="3.302cm" draw:transform="rotate (1.5707963267949) translate (9.486cm 12.075cm)">
          <text:p/>
          <draw:enhanced-geometry svg:viewBox="0 0 21600 21600" draw:glue-points="21600 0 0 10800 21600 21600" draw:text-areas="13800 ?f9 21600 ?f10" draw:mirror-vertical="false" draw:mirror-horizontal="false" draw:type="left-brace" draw:modifiers="0 10821.989955205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Xolonium" svg:font-family="Xolonium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6T13:29:20.093056265</meta:creation-date>
    <dc:date>2018-02-06T14:45:02.607013331</dc:date>
    <meta:editing-duration>PT56M7S</meta:editing-duration>
    <meta:editing-cycles>7</meta:editing-cycles>
    <meta:generator>LibreOffice/5.4.2.2.0$Linux_X86_64 LibreOffice_project/40m0$Build-2</meta:generator>
    <meta:document-statistic meta:object-count="52"/>
  </office:meta>
</office:document-meta>
</file>